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6.484cm" fo:margin-left="-0.191cm" fo:margin-top="0cm" fo:margin-bottom="0cm" table:align="left" style:writing-mode="lr-tb"/>
    </style:style>
    <style:style style:name="Таблица1.A" style:family="table-column">
      <style:table-column-properties style:column-width="5.491cm"/>
    </style:style>
    <style:style style:name="Таблица1.B" style:family="table-column">
      <style:table-column-properties style:column-width="7.751cm"/>
    </style:style>
    <style:style style:name="Таблица1.C" style:family="table-column">
      <style:table-column-properties style:column-width="3.2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4.068cm" fo:keep-together="auto"/>
    </style:style>
    <style:style style:name="Таблица1.4" style:family="table-row">
      <style:table-row-properties style:min-row-height="2.051cm" fo:keep-together="auto"/>
    </style:style>
    <style:style style:name="Таблица1.5" style:family="table-row">
      <style:table-row-properties style:min-row-height="2.379cm" fo:keep-together="auto"/>
    </style:style>
    <style:style style:name="Таблица1.6" style:family="table-row">
      <style:table-row-properties style:min-row-height="0.746cm" fo:keep-together="auto"/>
    </style:style>
    <style:style style:name="P1" style:family="paragraph" style:parent-style-name="Standard">
      <style:paragraph-properties fo:text-align="justify" style:justify-single-word="false"/>
      <style:text-properties style:font-name="Times New Roman" fo:font-size="10pt" officeooo:paragraph-rsid="001b1645" style:font-size-asian="10pt" style:font-size-complex="10pt"/>
    </style:style>
    <style:style style:name="P2" style:family="paragraph" style:parent-style-name="Standard">
      <style:paragraph-properties fo:text-align="justify" style:justify-single-word="false"/>
      <style:text-properties style:font-name="Times New Roman" fo:font-size="10pt" officeooo:paragraph-rsid="0017b5cf" style:font-size-asian="10pt" style:font-size-complex="10pt"/>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5" style:family="paragraph" style:parent-style-name="Standard">
      <style:paragraph-properties fo:text-align="justify" style:justify-single-word="false"/>
      <style:text-properties style:font-name="Times New Roman" fo:font-size="10pt" fo:font-style="normal" fo:font-weight="normal" officeooo:paragraph-rsid="001b1645" style:font-size-asian="10pt" style:font-style-asian="normal" style:font-weight-asian="normal" style:font-size-complex="10pt" style:font-style-complex="normal" style:font-weight-complex="normal"/>
    </style:style>
    <style:style style:name="P6" style:family="paragraph" style:parent-style-name="Standard">
      <style:paragraph-properties fo:text-align="end" style:justify-single-word="false"/>
      <style:text-properties style:font-name="Times New Roman"/>
    </style:style>
    <style:style style:name="P7" style:family="paragraph" style:parent-style-name="Standard">
      <style:paragraph-properties fo:text-align="end" style:justify-single-word="false"/>
      <style:text-properties style:font-name="Times New Roman" officeooo:paragraph-rsid="0017b5cf"/>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ru" fo:country="RU" style:letter-kerning="false" style:font-name-asian="Calibri1" style:font-size-asian="12pt" style:language-asian="en" style:country-asian="US" style:font-name-complex="Times New Roman2" style:font-size-complex="12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en" fo:country="US" style:letter-kerning="false" style:font-name-asian="Calibri1" style:font-size-asian="14pt" style:language-asian="en" style:country-asian="US" style:font-name-complex="Times New Roman2" style:font-size-complex="14pt" style:language-complex="ar" style:country-complex="SA"/>
    </style:style>
    <style:style style:name="P11" style:family="paragraph" style:parent-style-name="Standard">
      <style:paragraph-properties fo:text-align="end" style:justify-single-word="false"/>
      <style:text-properties fo:color="#ff0000" loext:opacity="100%" style:font-name="Times New Roman" fo:font-size="12pt" fo:font-weight="bold" style:font-size-asian="12pt" style:font-weight-asian="bold" style:font-name-complex="Times New Roman2" style:font-size-complex="12pt"/>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2pt" fo:language="en" fo:country="US" fo:font-style="italic" fo:font-weight="bold" style:letter-kerning="false" style:font-name-asian="Calibri1" style:font-size-asian="12pt" style:language-asian="en" style:country-asian="US" style:font-style-asian="italic" style:font-weight-asian="bold" style:font-name-complex="Times New Roman2" style:font-size-complex="12pt" style:language-complex="ar" style:country-complex="SA"/>
    </style:style>
    <style:style style:name="P13" style:family="paragraph" style:parent-style-name="Standard">
      <style:paragraph-properties fo:margin-top="0cm" fo:margin-bottom="0cm" style:contextual-spacing="false" fo:line-height="100%" fo:text-align="center"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fo:font-weight="bold" style:letter-kerning="false" style:font-name-asian="Calibri1" style:font-size-asian="10pt" style:language-asian="en" style:country-asian="US" style:font-weight-asian="bold" style:font-name-complex="Times New Roman2" style:font-size-complex="10pt" style:language-complex="ar" style:country-complex="SA"/>
    </style:style>
    <style:style style:name="P15"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fo:font-weight="bold" style:letter-kerning="false" style:font-name-asian="Calibri1" style:font-size-asian="10pt" style:language-asian="en" style:country-asian="US" style:font-weight-asian="bold" style:font-name-complex="Times New Roman2" style:font-size-complex="10pt" style:language-complex="ar" style:country-complex="SA"/>
    </style:style>
    <style:style style:name="P16" style:family="paragraph" style:parent-style-name="Standard">
      <style:paragraph-properties fo:margin-top="0cm" fo:margin-bottom="0cm"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P18" style:family="paragraph" style:parent-style-name="Standard">
      <style:paragraph-properties fo:text-align="justify" style:justify-single-word="false"/>
      <style:text-properties style:font-name="Times New Roman" fo:font-size="10pt" fo:font-style="normal" fo:font-weight="normal" officeooo:paragraph-rsid="001b1645" style:font-size-asian="10pt" style:font-style-asian="normal" style:font-weight-asian="normal" style:font-size-complex="10pt" style:font-style-complex="normal" style:font-weight-complex="normal"/>
    </style:style>
    <style:style style:name="P19" style:family="paragraph" style:parent-style-name="Standard">
      <style:text-properties style:font-name="Times New Roman" fo:font-size="10pt" officeooo:paragraph-rsid="001df43c" style:font-size-asian="10pt" style:font-size-complex="10pt"/>
    </style:style>
    <style:style style:name="P20" style:family="paragraph" style:parent-style-name="Standard">
      <style:paragraph-properties fo:text-align="justify" style:justify-single-word="false"/>
      <style:text-properties style:font-name="Times New Roman" officeooo:paragraph-rsid="001b1645"/>
    </style:style>
    <style:style style:name="T1" style:family="text">
      <style:text-properties fo:color="#000000" loext:opacity="100%" fo:font-style="italic" fo:font-weight="bold" style:font-style-asian="italic" style:font-weight-asian="bold" style:font-style-complex="italic" style:font-weight-complex="bold"/>
    </style:style>
    <style:style style:name="T2" style:family="text">
      <style:text-properties fo:color="#000000" loext:opacity="100%" fo:font-style="italic" fo:font-weight="bold" officeooo:rsid="0017b5cf" style:font-style-asian="italic" style:font-weight-asian="bold" style:font-style-complex="italic" style:font-weight-complex="bold"/>
    </style:style>
    <style:style style:name="T3" style:family="text">
      <style:text-properties fo:color="#000000" loext:opacity="100%" fo:font-style="italic" fo:font-weight="bold" officeooo:rsid="001b1645" style:font-style-asian="italic" style:font-weight-asian="bold" style:font-style-complex="italic" style:font-weight-complex="bold"/>
    </style:style>
    <style:style style:name="T4" style:family="text">
      <style:text-properties fo:color="#000000" loext:opacity="100%" fo:font-style="italic" fo:font-weight="bold" officeooo:rsid="001df43c" style:font-style-asian="italic" style:font-weight-asian="bold" style:font-style-complex="italic" style:font-weight-complex="bold"/>
    </style:style>
    <style:style style:name="T5" style:family="text">
      <style:text-properties fo:color="#000000" loext:opacity="100%" fo:font-style="italic" fo:font-weight="bold" officeooo:rsid="001ff38d" style:font-style-asian="italic" style:font-weight-asian="bold" style:font-style-complex="italic" style:font-weight-complex="bold"/>
    </style:style>
    <style:style style:name="T6" style:family="text">
      <style:text-properties fo:color="#000000" loext:opacity="100%" fo:language="en" fo:country="US" fo:background-color="#00ffff" loext:char-shading-value="0" style:font-name-complex="Times New Roman2" style:text-scale="105%" loext:padding="0cm" loext:border="none"/>
    </style:style>
    <style:style style:name="T7" style:family="text">
      <style:text-properties fo:color="#000000" loext:opacity="100%" fo:language="en" fo:country="US" fo:background-color="#00ffff" loext:char-shading-value="0" style:font-name-complex="Times New Roman2" style:text-scale="105%" loext:padding="0cm" loext:border="none"/>
    </style:style>
    <style:style style:name="T8" style:family="text">
      <style:text-properties fo:color="#000000" loext:opacity="100%" fo:language="en" fo:country="US" style:font-name-complex="Times New Roman2" style:text-scale="105%" loext:padding="0cm" loext:border="none"/>
    </style:style>
    <style:style style:name="T9" style:family="text">
      <style:text-properties fo:color="#000000" loext:opacity="100%" fo:language="en" fo:country="US" fo:background-color="#ffff00" loext:char-shading-value="0" style:font-name-complex="Times New Roman2" style:text-scale="105%" loext:padding="0cm" loext:border="none"/>
    </style:style>
    <style:style style:name="T10" style:family="text">
      <style:text-properties fo:color="#000000" loext:opacity="100%" fo:language="en" fo:country="US" fo:background-color="#7fff00" loext:char-shading-value="0" style:font-name-complex="Times New Roman2" style:text-scale="105%" loext:padding="0cm" loext:border="none"/>
    </style:style>
    <style:style style:name="T11" style:family="text">
      <style:text-properties fo:color="#000000" loext:opacity="100%" fo:language="en" fo:country="US" fo:background-color="#7fff00" loext:char-shading-value="0" style:font-name-complex="Times New Roman2" style:text-scale="105%" loext:padding="0cm" loext:border="none"/>
    </style:style>
    <style:style style:name="T12" style:family="text">
      <style:text-properties fo:color="#000000" loext:opacity="100%" fo:language="en" fo:country="US" fo:background-color="transparent" loext:char-shading-value="0" style:font-name-complex="Times New Roman2" style:text-scale="105%" loext:padding="0cm" loext:border="none"/>
    </style:style>
    <style:style style:name="T13" style:family="text">
      <style:text-properties fo:color="#000000" loext:opacity="100%" fo:language="en" fo:country="US" fo:background-color="#ffffff" loext:char-shading-value="0" style:font-name-complex="Times New Roman2" style:text-scale="105%" loext:padding="0cm" loext:border="none"/>
    </style:style>
    <style:style style:name="T14" style:family="text">
      <style:text-properties fo:color="#000000" loext:opacity="100%" fo:language="en" fo:country="US" fo:background-color="#ffffff" loext:char-shading-value="0" style:font-name-complex="Times New Roman2" style:text-scale="105%" loext:padding="0cm" loext:border="none"/>
    </style:style>
    <style:style style:name="T15" style:family="text">
      <style:text-properties fo:font-size="10pt" fo:language="en" fo:country="US" fo:font-weight="normal" style:font-size-asian="10pt" style:font-weight-asian="normal" style:font-name-complex="Times New Roman2" style:font-size-complex="10pt" style:font-weight-complex="normal"/>
    </style:style>
    <style:style style:name="T16" style:family="text">
      <style:text-properties fo:font-size="10pt" fo:language="en" fo:country="US" fo:font-weight="normal" fo:background-color="#7fff00" loext:char-shading-value="0" style:font-size-asian="10pt" style:font-weight-asian="normal" style:font-name-complex="Times New Roman2" style:font-size-complex="10pt" style:font-weight-complex="normal"/>
    </style:style>
    <style:style style:name="T17" style:family="text">
      <style:text-properties fo:font-size="10pt" fo:language="en" fo:country="US" fo:font-weight="normal" fo:background-color="#7fff00" loext:char-shading-value="0" style:font-size-asian="10pt" style:font-weight-asian="normal" style:font-name-complex="Times New Roman2" style:font-size-complex="10pt" style:font-weight-complex="normal"/>
    </style:style>
    <style:style style:name="T18" style:family="text">
      <style:text-properties fo:background-color="#7fff00" loext:char-shading-value="0" style:text-scale="105%"/>
    </style:style>
    <style:style style:name="T19" style:family="text">
      <style:text-properties fo:font-style="italic" fo:background-color="#7fff00" loext:char-shading-value="0" style:text-scale="105%"/>
    </style:style>
    <style:style style:name="T20" style:family="text">
      <style:text-properties fo:font-size="12pt" fo:font-weight="bold" style:font-size-asian="12pt" style:font-weight-asian="bold" style:font-name-complex="Times New Roman2" style:font-size-complex="12pt"/>
    </style:style>
    <style:style style:name="T21" style:family="text">
      <style:text-properties fo:font-size="12pt" fo:language="en" fo:country="US" fo:font-weight="bold" style:font-size-asian="12pt" style:font-weight-asian="bold" style:font-name-complex="Times New Roman2" style:font-size-complex="12pt"/>
    </style:style>
    <style:style style:name="T22" style:family="text">
      <style:text-properties fo:font-size="12pt" fo:language="en" fo:country="US" fo:font-weight="bold" officeooo:rsid="0017b5cf" style:font-size-asian="12pt" style:font-weight-asian="bold" style:font-name-complex="Times New Roman2" style:font-size-complex="12pt"/>
    </style:style>
    <style:style style:name="T23" style:family="text">
      <style:text-properties fo:font-size="12pt" fo:language="en" fo:country="US" style:font-size-asian="12pt" style:font-name-complex="Times New Roman2" style:font-size-complex="12pt"/>
    </style:style>
    <style:style style:name="T24" style:family="text">
      <style:text-properties fo:font-size="12pt" fo:language="en" fo:country="US" fo:font-style="italic" style:font-size-asian="12pt" style:font-style-asian="italic" style:font-name-complex="Times New Roman2" style:font-size-complex="12pt"/>
    </style:style>
    <style:style style:name="T25" style:family="text">
      <style:text-properties style:text-scale="1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0">Весна 202</text:span><text:span text:style-name="T21">3</text:span><text:span text:style-name="T20">-202</text:span><text:span text:style-name="T21">4</text:span></text:p>
      <text:p text:style-name="P7"><text:span text:style-name="T22">Кладковой Максим</text:span><text:span text:style-name="T21"> 5130</text:span><text:span text:style-name="T22">904/</text:span><text:span text:style-name="T21">3000</text:span><text:span text:style-name="T22">5</text:span></text:p>
      <text:p text:style-name="P11">Базовый уровень</text:p>
      <text:p text:style-name="P8"><text:span text:style-name="T23">Monologue on </text:span><text:span text:style-name="T24">EDUCATIO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You are going to give a talk about EDUCATION.</text:p>
          </table:table-cell>
          <table:table-cell table:style-name="Таблица1.A1" office:value-type="string">
            <text:p text:style-name="P13">The text of the monologue</text:p>
            <text:p text:style-name="P9"/>
          </table:table-cell>
          <table:table-cell table:style-name="Таблица1.A1" office:value-type="string">
            <text:p text:style-name="P13">Vocabulary, Grammar Structures,</text:p>
            <text:p text:style-name="P13">Linking Words and Phrases</text:p>
          </table:table-cell>
        </table:table-row>
        <table:table-row table:style-name="Таблица1.2">
          <table:table-cell table:style-name="Таблица1.A1" office:value-type="string">
            <text:p text:style-name="P14">Step 1. Introduction</text:p>
            <text:p text:style-name="P4">1. Start with a hook sentence that will attract the listener’s attention(a quote, a proverb, etc.).</text:p>
            <text:p text:style-name="P4">2. Lead your speech steadily to the main part of your talk.</text:p>
            <text:p text:style-name="P4">3. The introduction may consist of 3-6 sentences.</text:p>
          </table:table-cell>
          <table:table-cell table:style-name="Таблица1.A1" office:value-type="string">
            <text:p text:style-name="P5"><text:span text:style-name="T8">"Education is the most powerful weapon which you can use to change the world." </text:span><text:span text:style-name="T6">These profound words by Nelson Mandela resonate deeply in our current educational landscape.</text:span><text:span text:style-name="T8"> </text:span><text:span text:style-name="T10">Good morning,</text:span><text:span text:style-name="T8"> ladies and gentlemen. </text:span><text:span text:style-name="T10">Today</text:span><text:span text:style-name="T8">, I want to draw your attention to the crucial link between emotional intelligence, well-being, and academic success. As we delve deeper into this topic, we will explore how prioritizing these aspects in educational institutions can shape resilient, compassionate individuals ready to navigate the challenges of the modern world. </text:span><text:span text:style-name="T14">Thank you for joining me on this journey of discovery and enlightenment.</text:span></text:p>
          </table:table-cell>
          <table:table-cell table:style-name="Таблица1.A1" office:value-type="string">
            <text:p text:style-name="P10"/>
          </table:table-cell>
        </table:table-row>
        <table:table-row table:style-name="Таблица1.1">
          <table:table-cell table:style-name="Таблица1.A1" office:value-type="string">
            <text:p text:style-name="P14">Step 2. Education Issues</text:p>
            <text:p text:style-name="P3">2.1. Speak about the educational system in the Russian Federation (for reference see ex.1, p.56).</text:p>
            <text:p text:style-name="P3"/>
            <text:p text:style-name="P4">2.2. Compare the educational system of any foreign country (for example, the UK, the USA, China, France, etc.) with the educational system of Russia. (Use expressions to show contrast and comparison. For reference see pp. 156, 159, 160, 162).</text:p>
          </table:table-cell>
          <table:table-cell table:style-name="Таблица1.A1" office:value-type="string">
            <text:p text:style-name="P5"><text:span text:style-name="T8">In the Russian Federation, children typically </text:span><text:span text:style-name="T9">start school at the age</text:span><text:span text:style-name="T8"> of 7. They </text:span><text:span text:style-name="T9">go to school</text:span><text:span text:style-name="T8"> for 11 years, </text:span><text:span text:style-name="T9">taking exams</text:span><text:span text:style-name="T8"> regularly. The emphasis is on doing one's best and getting good grades. Students </text:span><text:span text:style-name="T9">attend classes</text:span><text:span text:style-name="T8"> and must </text:span><text:span text:style-name="T9">do homework</text:span><text:span text:style-name="T8"> to succeed. Dropping out of school before graduation is a concern.</text:span></text:p>
            <text:p text:style-name="P5"><text:span text:style-name="T8"><text:s/>Contrasting this with the educational system </text:span><text:span text:style-name="T10">in the</text:span><text:span text:style-name="T8"> United States, where students start school at a younger age, around 5 or 6. They have a</text:span><text:span text:style-name="T7"> more flexible curriculum,</text:span><text:span text:style-name="T8"> with a focus on individual progress and effort. </text:span><text:span text:style-name="T10">While</text:span><text:span text:style-name="T8"> both systems require exams, in the US, there is a lot of emphasis on standardized testing. Students are encouraged to </text:span><text:span text:style-name="T9">make progress</text:span><text:span text:style-name="T8"> and not just pass exams, aiming for better </text:span><text:span text:style-name="T11">results</text:span><text:span text:style-name="T8">. </text:span><text:span text:style-name="T12">Upon</text:span><text:span text:style-name="T8"> graduation, students can choose to </text:span><text:span text:style-name="T9">enroll in higher education</text:span><text:span text:style-name="T8">, where they can apply to universities, study, and eventually graduate </text:span><text:span text:style-name="T9">with a degree</text:span><text:span text:style-name="T8">.</text:span></text:p>
          </table:table-cell>
          <table:table-cell table:style-name="Таблица1.A1" office:value-type="string">
            <text:p text:style-name="P10"/>
          </table:table-cell>
        </table:table-row>
        <table:table-row table:style-name="Таблица1.4">
          <table:table-cell table:style-name="Таблица1.A1" office:value-type="string">
            <text:p text:style-name="P14">Step 3. Higher Education</text:p>
            <text:p text:style-name="P4">3.1. Speak about the benefits of higher education for you and other people.</text:p>
            <text:p text:style-name="P4"/>
            <text:p text:style-name="P4">3.2. Why have you chosen Peter the Great St Petersburg Polytechnic University?</text:p>
          </table:table-cell>
          <table:table-cell table:style-name="Таблица1.A1" office:value-type="string">
            <text:p text:style-name="P5"><text:span text:style-name="T6">Higher education brings enormous benefits to society by producing an educated and qualified workforce, promoting innovation and growth, and creating a </text:span><text:span text:style-name="T11">more</text:span><text:span text:style-name="T6"> equal society</text:span><text:span text:style-name="T8">. Individuals who </text:span><text:span text:style-name="T9">go to college</text:span><text:span text:style-name="T8"> can </text:span><text:span text:style-name="T9">expect a higher</text:span><text:span text:style-name="T8"> starting salary and have the opportunity to </text:span><text:span text:style-name="T9">do academic research</text:span><text:span text:style-name="T14"> or</text:span><text:span text:style-name="T8"> start new businesses, ultimately contributing to the economy and society as a whole.</text:span></text:p>
            <text:p text:style-name="P5"><text:soft-page-break/><text:span text:style-name="T8">I </text:span><text:span text:style-name="T6">have chosen</text:span><text:span text:style-name="T8"> Peter the Great St Petersburg Polytechnic University because I wanted to </text:span><text:span text:style-name="T9">do a degree in Engineering</text:span><text:span text:style-name="T8">. This university is known for its </text:span><text:span text:style-name="T9">high level of innovation and growth</text:span><text:span text:style-name="T8">, and it offers a quality education in this field. While I may need to pay tuition fees, the investment in my education will </text:span><text:span text:style-name="T9">pay off</text:span><text:span text:style-name="T8"> in the long run. I expect to graduate and find a job with a good starting salary, allowing me to </text:span><text:span text:style-name="T9">pay off any university loans</text:span><text:span text:style-name="T8"> without </text:span><text:span text:style-name="T9">getting into debt</text:span><text:span text:style-name="T8">. </text:span><text:span text:style-name="T10">Additionally</text:span><text:span text:style-name="T8">, by </text:span><text:span text:style-name="T9">studying at this university,</text:span><text:span text:style-name="T8"> I will have access to </text:span><text:span text:style-name="T9">highly qualified professors</text:span><text:span text:style-name="T8"> and resources to help me succeed in my academic and future career pursuits.</text:span></text:p>
          </table:table-cell>
          <table:table-cell table:style-name="Таблица1.A1" office:value-type="string">
            <text:p text:style-name="P10"/>
          </table:table-cell>
        </table:table-row>
        <table:table-row table:style-name="Таблица1.5">
          <table:table-cell table:style-name="Таблица1.A1" office:value-type="string">
            <text:p text:style-name="P15">Step 4. CREATIVE THINKING</text:p>
            <text:p text:style-name="P19">Introduce your own extra idea(s) on the topic that hasn’t/haven’t been mentioned before. Justify your choice.</text:p>
          </table:table-cell>
          <table:table-cell table:style-name="Таблица1.A1" office:value-type="string">
            <text:p text:style-name="P20"><text:span text:style-name="T15">One extra idea to consider in the realm of higher education is the incorporation of relevant real-world experience and internships into the curriculum. </text:span><text:span text:style-name="T16">By</text:span><text:span text:style-name="T15"> partnering with industries and businesses, universities can provide students with hands-on learning opportunities that bridge the gap between academic knowledge and practical skills. </text:span><text:span text:style-name="T16">This would</text:span><text:span text:style-name="T15"> </text:span><text:span text:style-name="T17">not</text:span><text:span text:style-name="T15"> only enhance the quality of education but </text:span><text:span text:style-name="T17">also</text:span><text:span text:style-name="T15"> better prepare students for the workforce post-graduation. </text:span></text:p>
          </table:table-cell>
          <table:table-cell table:style-name="Таблица1.A1" office:value-type="string">
            <text:p text:style-name="P10"/>
          </table:table-cell>
        </table:table-row>
        <table:table-row table:style-name="Таблица1.6">
          <table:table-cell table:style-name="Таблица1.A1" office:value-type="string">
            <text:p text:style-name="P14">Step 6. Conclusion</text:p>
            <text:p text:style-name="P3">Summarise the ideas of steps 2, 3, 4.</text:p>
            <text:p text:style-name="P3"/>
          </table:table-cell>
          <table:table-cell table:style-name="Таблица1.A1" office:value-type="string">
            <text:p text:style-name="P1"><text:span text:style-name="T19">In conclusion</text:span><text:span text:style-name="T25">, I would like to say that education is an important part both for the state and for everyone. We should support the desire to learn at any age, </text:span><text:span text:style-name="T18">because</text:span><text:span text:style-name="T25"> throughout our lives we need to develop in order to achieve what we really want.</text:span></text:p>
          </table:table-cell>
          <table:table-cell table:style-name="Таблица1.A1" office:value-type="string">
            <text:p text:style-name="P10"/>
          </table:table-cell>
        </table:table-row>
      </table:table>
      <text:p text:style-name="P2"><text:span text:style-name="T1">Active Vocabulary: </text:span><text:span text:style-name="T3">20</text:span><text:span text:style-name="T1">, Grammar Structures: </text:span><text:span text:style-name="T5">4</text:span><text:span text:style-name="T1">, Linkers: </text:span><text:span text:style-name="T4">12</text:span><text:span text:style-name="T1">. Total: </text:span><text:span text:style-name="T3">516</text:span><text:span text:style-name="T1"> wor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494cm" fo:margin-bottom="0.494cm" style:contextual-spacing="false" fo:line-height="100%"/>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top="0cm" fo:margin-bottom="0.353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ru" style:country-asian="RU" style:font-weight-asian="bold" style:font-name-complex="Times New Roman2"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501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2</meta:editing-cycles>
    <meta:print-date>2019-02-05T16:20:00</meta:print-date>
    <meta:creation-date>2024-03-05T20:17:00</meta:creation-date>
    <dc:date>2024-04-05T01:42:57.867742646</dc:date>
    <meta:editing-duration>PT5H40M4S</meta:editing-duration>
    <meta:generator>LibreOffice/7.6.6.3$Linux_X86_64 LibreOffice_project/60$Build-3</meta:generator>
    <meta:document-statistic meta:table-count="1" meta:image-count="0" meta:object-count="0" meta:page-count="2" meta:paragraph-count="30" meta:word-count="715" meta:character-count="4432" meta:non-whitespace-character-count="3745"/>
    <meta:user-defined meta:name="AppVersion">15.0000</meta:user-defined>
    <meta:user-defined meta:name="Company">Hewlett-Packard</meta:user-defined>
    <meta:template xlink:type="simple" xlink:actuate="onRequest" xlink:title="Normal" xlink:href=""/>
  </office:meta>
</office:document-meta>
</file>